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Courier New" fo:font-size="6pt" fo:language="en" fo:country="none" style:text-underline-style="none" fo:font-weight="normal" style:font-size-asian="6pt" style:font-weight-asian="normal"/>
    </style:style>
    <style:style style:name="P3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style:font-name="Courier New" fo:font-size="6pt" fo:language="en" fo:country="none" style:text-underline-style="solid" style:text-underline-width="auto" style:text-underline-color="font-color" fo:font-weight="bold" style:font-size-asian="6pt" style:font-weight-asian="bold"/>
    </style:style>
    <style:style style:name="T2" style:family="text">
      <style:text-properties style:font-name="Courier New" fo:font-size="6pt" fo:language="en" fo:country="none" style:text-underline-style="none" fo:font-weight="normal" style:font-size-asian="6pt" style:font-weight-asian="normal"/>
    </style:style>
    <style:style style:name="T3" style:family="text">
      <style:text-properties style:font-name="Courier New" fo:font-size="6pt" fo:language="en" fo:country="none" style:text-underline-style="none" fo:font-weight="bold" style:font-size-asian="6pt" style:font-weight-asian="bold"/>
    </style:style>
    <style:style style:name="T4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ddresses: <text:s text:c="33"/>Kenbak-uino</text:span></text:p>
      <text:p text:style-name="P1"><text:span text:style-name="T2">0000=A, 0001=B, 0002=X, 0003=PC</text:span></text:p>
      <text:p text:style-name="P1"><text:span text:style-name="T2">0200=Output</text:span></text:p>
      <text:p text:style-name="P1"><text:span text:style-name="T2">0201, 0202 &amp; 0203=Flags A, B &amp; X, b1=Carry, b0=Overflow</text:span></text:p>
      <text:p text:style-name="P1"><text:span text:style-name="T2">0377=Input</text:span></text:p>
      <text:p text:style-name="P2"/>
      <text:p text:style-name="P1"><text:span text:style-name="T1">Op-codes: octal PQR</text:span></text:p>
      <text:p text:style-name="P1"><text:span text:style-name="T2">----Bit Test &amp; Manipulate----</text:span></text:p>
      <text:p text:style-name="P1"><text:span text:style-name="T2">P-- <text:s text:c="10"/>-Q- <text:s text:c="8"/>--R</text:span></text:p>
      <text:p text:style-name="P1"><text:span text:style-name="T2">0 = Set 0 <text:s text:c="2"/>(bit number)</text:span></text:p>
      <text:p text:style-name="P1"><text:span text:style-name="T2">1 = Set 1 <text:s text:c="5"/></text:span></text:p>
      <text:p text:style-name="P1"><text:span text:style-name="T2">2 = Skip 0 <text:s text:c="15"/>2</text:span></text:p>
      <text:p text:style-name="P1"><text:span text:style-name="T2">3 = Skip 1 <text:s text:c="4"/></text:span></text:p>
      <text:p text:style-name="P1"><text:span text:style-name="T2"><text:s/></text:span></text:p>
      <text:p text:style-name="P1"><text:span text:style-name="T2">----Shifts/Rotates---- (one byte)</text:span></text:p>
      <text:p text:style-name="P1"><text:span text:style-name="T2">P-- <text:s text:c="10"/>-Q- <text:s text:c="8"/>--R</text:span></text:p>
      <text:p text:style-name="P1"><text:span text:style-name="T2">0 = Rt Shift <text:s/>0/4=A/B:4</text:span></text:p>
      <text:p text:style-name="P1"><text:span text:style-name="T2">1 = Rt Rot <text:s text:c="3"/>1/5=A/A:1 <text:s text:c="4"/>1</text:span></text:p>
      <text:p text:style-name="P1"><text:span text:style-name="T2">2 = Lt Shift <text:s/>2/6=A/B:2</text:span></text:p>
      <text:p text:style-name="P1"><text:span text:style-name="T2">3 = Lt Rot <text:s text:c="3"/>3/7=A/B:3 (bits)</text:span></text:p>
      <text:p text:style-name="P1"><text:span text:style-name="T2"><text:s/></text:span></text:p>
      <text:p text:style-name="P1"><text:span text:style-name="T2">----Misc---- (one byte)</text:span></text:p>
      <text:p text:style-name="P1"><text:span text:style-name="T2">P-- <text:s text:c="10"/>-Q- <text:s text:c="8"/>--R</text:span></text:p>
      <text:p text:style-name="P1"><text:span text:style-name="T2">0 = Halt <text:s text:c="3"/>(don't care) <text:s/>0</text:span></text:p>
      <text:p text:style-name="P1"><text:span text:style-name="T2">1 = Halt <text:s text:c="5"/></text:span></text:p>
      <text:p text:style-name="P1"><text:span text:style-name="T2">2 = NOP <text:s text:c="6"/></text:span></text:p>
      <text:p text:style-name="P1"><text:span text:style-name="T2">3 = NOP <text:s text:c="6"/></text:span><text:span text:style-name="T3">360 = System extension</text:span></text:p>
      <text:p text:style-name="P1"><text:span text:style-name="T2"><text:s/></text:span></text:p>
      <text:p text:style-name="P1"><text:span text:style-name="T2">----Jumps----</text:span></text:p>
      <text:p text:style-name="P1"><text:span text:style-name="T2">P-- <text:s text:c="10"/>-Q- <text:s text:c="8"/>--R</text:span></text:p>
      <text:p text:style-name="P1"><text:span text:style-name="T2">0 = A</text:span></text:p>
      <text:p text:style-name="P1"><text:span text:style-name="T2">1 = B</text:span></text:p>
      <text:p text:style-name="P1"><text:span text:style-name="T2">2 = X</text:span></text:p>
      <text:p text:style-name="P1"><text:span text:style-name="T2">3 = Unc <text:s text:c="18"/>3 != 0</text:span></text:p>
      <text:p text:style-name="P1"><text:span text:style-name="T2"><text:s text:c="14"/>4 = JPD <text:s text:c="4"/>4 == 0</text:span></text:p>
      <text:p text:style-name="P1"><text:span text:style-name="T2"><text:s text:c="14"/>5 = JPI <text:s text:c="4"/>5 =&lt; 0</text:span></text:p>
      <text:p text:style-name="P1"><text:span text:style-name="T2"><text:s text:c="14"/>6 = JMD <text:s text:c="4"/>6 &gt;= 0</text:span></text:p>
      <text:p text:style-name="P1"><text:span text:style-name="T2"><text:s text:c="14"/>7 = JMI <text:s text:c="4"/>7 &gt; 0</text:span></text:p>
      <text:p text:style-name="P1"><text:span text:style-name="T2"><text:s/></text:span></text:p>
      <text:p text:style-name="P1"><text:span text:style-name="T2">----Or, And, LNeg----</text:span></text:p>
      <text:p text:style-name="P1"><text:span text:style-name="T2">P-- <text:s text:c="10"/>-Q- <text:s text:c="8"/>--R</text:span></text:p>
      <text:p text:style-name="P1"><text:span text:style-name="T2">3 <text:s text:c="12"/>0 = Or</text:span></text:p>
      <text:p text:style-name="P1"><text:span text:style-name="T2"><text:s text:c="14"/>1 = (NOP)</text:span></text:p>
      <text:p text:style-name="P1"><text:span text:style-name="T2"><text:s text:c="14"/>2 = And</text:span></text:p>
      <text:p text:style-name="P1"><text:span text:style-name="T2"><text:s text:c="14"/>3 - LNeg <text:s text:c="3"/>(address mode)</text:span></text:p>
      <text:p text:style-name="P2"/>
      <text:p text:style-name="P1"><text:span text:style-name="T2">----Add, Sub, Load, Store----</text:span></text:p>
      <text:p text:style-name="P1"><text:span text:style-name="T2">P-- <text:s text:c="10"/>-Q- <text:s text:c="8"/>--R</text:span></text:p>
      <text:p text:style-name="P1"><text:span text:style-name="T2">0 = A <text:s text:c="8"/>0 = Add <text:s text:c="7"/></text:span></text:p>
      <text:p text:style-name="P1"><text:span text:style-name="T2">1 = B <text:s text:c="8"/>1 = Sub</text:span></text:p>
      <text:p text:style-name="P1"><text:span text:style-name="T2">2 = X <text:s text:c="8"/>2 = Load</text:span></text:p>
      <text:p text:style-name="P1"><text:span text:style-name="T2"><text:s text:c="14"/>3 = Store <text:s text:c="2"/>(address mode)</text:span></text:p>
      <text:p text:style-name="P2"/>
      <text:p text:style-name="P1"><text:span text:style-name="T1">Address modes; LDA b <text:s text:c="7"/>STA b</text:span></text:p>
      <text:p text:style-name="P1"><text:span text:style-name="T2">3 Const: <text:s text:c="2"/>A=b <text:s text:c="13"/>Immed: <text:s/>(over-write b)</text:span></text:p>
      <text:p text:style-name="P1"><text:span text:style-name="T2">4 Mem: <text:s text:c="4"/>A=[b] <text:s text:c="19"/>[b]=A</text:span></text:p>
      <text:p text:style-name="P1"><text:span text:style-name="T2">5 Ind: <text:s text:c="4"/>A=[[b]] <text:s text:c="9"/>Defer: <text:s/>[[b]]=A</text:span></text:p>
      <text:p text:style-name="P1"><text:span text:style-name="T2">6 Idx: <text:s text:c="4"/>A=[b + X] <text:s text:c="15"/>[b + X]=A</text:span></text:p>
      <text:p text:style-name="P1"><text:span text:style-name="T2">7 Ind/Idx: A=[[b] + X] <text:s text:c="13"/>[[b] + X]=A</text:span></text:p>
      <text:p text:style-name="P1"><text:span text:style-name="T2">Bit Test &amp; Manipulate op-codes are only Mem mode.</text:span></text:p>
      <text:p text:style-name="P2"/>
      <text:p text:style-name="P1"><text:span text:style-name="T1">Jump Modes; jmp b</text:span></text:p>
      <text:p text:style-name="P1"><text:span text:style-name="T2">4 jmp direct: <text:s text:c="9"/>PC=[b]</text:span></text:p>
      <text:p text:style-name="P1"><text:span text:style-name="T2">5 jmp indirect: <text:s text:c="7"/>PC=[[b]]</text:span></text:p>
      <text:p text:style-name="P1"><text:span text:style-name="T2">6 jmp direct &amp; mark: <text:s text:c="2"/>[b]=PC+2, PC=[b]+1</text:span></text:p>
      <text:p text:style-name="P1"><text:span text:style-name="T2">7 jmp indirect &amp; mark: [[b]]=PC+2, PC=[[b]]+1</text:span></text:p>
      <text:p text:style-name="P2"/>
      <text:p text:style-name="P1"><text:span text:style-name="T1">System Extension ("NOOP" 0360)</text:span></text:p>
      <text:p text:style-name="P1"><text:span text:style-name="T2">Index in A, b7 clear = read into B, b7 set = write to B</text:span></text:p>
      <text:p text:style-name="P1"><text:span text:style-name="T2">A=</text:span></text:p>
      <text:p text:style-name="P1"><text:span text:style-name="T2">000..007 : DS1307 RTC registers;</text:span></text:p>
      <text:p text:style-name="P1"><text:span text:style-name="T2"><text:s text:c="2"/>sec,min,hr-24,day,date,month,year,ctrl (BCD).</text:span></text:p>
      <text:p text:style-name="P1"><text:span text:style-name="T2">010 : Flags; <text:s/>b0 set = buttons toggle bits.</text:span></text:p>
      <text:p text:style-name="P1"><text:span text:style-name="T2">011: EEPROM Page Map.</text:span></text:p>
      <text:p text:style-name="P1"><text:span text:style-name="T2">012..016: User data.</text:span></text:p>
      <text:p text:style-name="P1"><text:span text:style-name="T2">017: Control auto-run (see Buttons at Power On).</text:span></text:p>
      <text:p text:style-name="P1"><text:span text:style-name="T2">020: Control LEDs; Read N/A. </text:span></text:p>
      <text:p text:style-name="P1"><text:span text:style-name="T2"><text:s text:c="2"/>Write b0:INP,b1:ADDR,b2:MEM,b3:RUN,b4-b7=~PWM.</text:span></text:p>
      <text:p text:style-name="P1"><text:span text:style-name="T2">021: Random; Read 0..255, write &lt;seed&gt; or 0.</text:span></text:p>
      <text:p text:style-name="P1"><text:span text:style-name="T2">022: Sleep; Read N/A. Write=delay in ms.</text:span></text:p>
      <text:p text:style-name="P1"><text:span text:style-name="T2">023: Serial byte; @38400baud.</text:span></text:p>
      <text:p text:style-name="P1"><text:span text:style-name="T2">0177: Extensions enabled; Reading sets A=0 </text:span></text:p>
      <text:p text:style-name="P2"/>
      <text:p text:style-name="P1"><text:span text:style-name="T1">Buttons</text:span></text:p>
      <text:p text:style-name="P1"><text:span text:style-name="T2">STOP+CLR: All LEDs off.</text:span></text:p>
      <text:p text:style-name="P1"><text:span text:style-name="T2">CLR+STOR: Zero memory, PC=004, address=004, reset speed.</text:span></text:p>
      <text:p text:style-name="P1"><text:span text:style-name="T2">STOP+BitN: Loads pre-defined program:</text:span></text:p>
      <text:p text:style-name="P1"><text:span text:style-name="T2"><text:s text:c="2"/>0: <text:s/>Simple counter</text:span></text:p>
      <text:p text:style-name="P1"><text:span text:style-name="T2"><text:s text:c="2"/>1: <text:s/>Pattern</text:span></text:p>
      <text:p text:style-name="P1"><text:span text:style-name="T2"><text:s text:c="2"/>2: <text:s/>Counting Clock</text:span></text:p>
      <text:p text:style-name="P1"><text:span text:style-name="T2"><text:s text:c="2"/>3: <text:s/>BCD Clock</text:span></text:p>
      <text:p text:style-name="P1"><text:span text:style-name="T2"><text:s text:c="2"/>4: <text:s/>Binary Clock</text:span></text:p>
      <text:p text:style-name="P1"><text:span text:style-name="T2"><text:s text:c="2"/>5: <text:s/>Das Blinken Lights</text:span></text:p>
      <text:p text:style-name="P1"><text:span text:style-name="T2"><text:s text:c="2"/>6: <text:s/>Sieve of Eratosthenes</text:span></text:p>
      <text:p text:style-name="P1"><text:span text:style-name="T2"><text:s text:c="2"/>7: <text:s/>Set RTC (A=HH, B=MM)</text:span></text:p>
      <text:p text:style-name="P1"><text:soft-page-break/><text:span text:style-name="T2">BitN+STOR: Write memory to EEPROM page N.</text:span></text:p>
      <text:p text:style-name="P1"><text:span text:style-name="T2">BitN+READ: Reads memory from EEPROM page N. <text:s/>Default pages</text:span></text:p>
      <text:p text:style-name="P1"><text:span text:style-name="T2"><text:s text:c="2"/>0,1: 256; 2,3: 128; 4,5,67: 64</text:span></text:p>
      <text:p text:style-name="P1"><text:span text:style-name="T2">STOP+READ: System Extension read. <text:s/>Index is address, result in Output.</text:span></text:p>
      <text:p text:style-name="P1"><text:span text:style-name="T2">STOP+STOR: System Extension write. <text:s/>Index is address, value from Input.</text:span></text:p>
      <text:p text:style-name="P1"><text:span text:style-name="T2">BitN+STOP: Set CPU speed. <text:s/>Cycle delay=2^N ms.</text:span></text:p>
      <text:p text:style-name="P1"><text:span text:style-name="T2">BitN+DISP/SET: Send/receive program memory at baud N (0/1/2/3=4800/9600/19k2/38k4)</text:span></text:p>
      <text:p text:style-name="P2"/>
      <text:p text:style-name="P1"><text:span text:style-name="T3">Buttons at Power On</text:span></text:p>
      <text:p text:style-name="P1"><text:span text:style-name="T2">STOP &amp; BitN: auto-run built-in program N.</text:span></text:p>
      <text:p text:style-name="P1"><text:span text:style-name="T2">READ &amp; BitN: auto-run from EEPROM slot N.</text:span></text:p>
      <text:p text:style-name="P1"><text:span text:style-name="T2">STOP <text:s text:c="6"/>: turn auto-run off.</text:span></text:p>
      <text:p text:style-name="P1"><text:span text:style-name="T2">STOP &amp; CLR : reset configuration to default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101" meta:word-count="493" meta:character-count="3039" meta:non-whitespace-character-count="2099"/>
    <meta:generator>LibreOffice/7.0.4.2$Linux_X86_64 LibreOffice_project/00$Build-2</meta:generator>
  </office:meta>
</office:document-meta>
</file>